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520000017DF633136E3023F38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Lohit Devanagari3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Table2" style:family="table">
      <style:table-properties style:width="16.845cm" fo:margin-left="0.025cm" table:align="left" fo:background-color="transparent">
        <style:background-image/>
      </style:table-properties>
    </style:style>
    <style:style style:name="Table2.A" style:family="table-column">
      <style:table-column-properties style:column-width="5.295cm"/>
    </style:style>
    <style:style style:name="Table2.B" style:family="table-column">
      <style:table-column-properties style:column-width="3.115cm"/>
    </style:style>
    <style:style style:name="Table2.C" style:family="table-column">
      <style:table-column-properties style:column-width="2.78cm"/>
    </style:style>
    <style:style style:name="Table2.D" style:family="table-column">
      <style:table-column-properties style:column-width="2.11cm"/>
    </style:style>
    <style:style style:name="Table2.E" style:family="table-column">
      <style:table-column-properties style:column-width="1.39cm"/>
    </style:style>
    <style:style style:name="Table2.F" style:family="table-column">
      <style:table-column-properties style:column-width="2.155cm"/>
    </style:style>
    <style:style style:name="Table2.1" style:family="table-row">
      <style:table-row-properties fo:background-color="#b2b2b2">
        <style:background-image/>
      </style:table-row-properties>
    </style:style>
    <style:style style:name="Table2.A1" style:family="table-cell">
      <style:table-cell-properties fo:background-color="#b2b2b2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F1" style:family="table-cell">
      <style:table-cell-properties fo:background-color="#b2b2b2" fo:padding="0.051cm" fo:border="0.05pt solid #000000" style:writing-mode="page">
        <style:background-image/>
      </style:table-cell-properties>
    </style:style>
    <style:style style:name="Table2.A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2.D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2.E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2.F2" style:family="table-cell">
      <style:table-cell-properties fo:padding="0.051cm" fo:border-left="0.05pt solid #000000" fo:border-right="0.05pt solid #000000" fo:border-top="none" fo:border-bottom="0.05pt solid #000000" style:writing-mode="page"/>
    </style:style>
    <style:style style:name="Table2.3" style:family="table-row">
      <style:table-row-properties fo:background-color="transparent">
        <style:background-image/>
      </style:table-row-properties>
    </style:style>
    <style:style style:name="Table2.A3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2.B3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2.C3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2.D3" style:family="table-cell">
      <style:table-cell-properties fo:background-color="#b2b2b2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3" style:family="table-cell">
      <style:table-cell-properties fo:background-color="#b2b2b2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6.967cm" fo:margin-left="0.025cm" table:align="left" fo:background-color="transparent">
        <style:background-image/>
      </style:table-properties>
    </style:style>
    <style:style style:name="Table1.A" style:family="table-column">
      <style:table-column-properties style:column-width="3.489cm"/>
    </style:style>
    <style:style style:name="Table1.B" style:family="table-column">
      <style:table-column-properties style:column-width="3.496cm"/>
    </style:style>
    <style:style style:name="Table1.C" style:family="table-column">
      <style:table-column-properties style:column-width="3.175cm"/>
    </style:style>
    <style:style style:name="Table1.D" style:family="table-column">
      <style:table-column-properties style:column-width="3.651cm"/>
    </style:style>
    <style:style style:name="Table1.E" style:family="table-column">
      <style:table-column-properties style:column-width="3.156cm"/>
    </style:style>
    <style:style style:name="Table1.1" style:family="table-row">
      <style:table-row-properties style:min-row-height="2.536cm"/>
    </style:style>
    <style:style style:name="Table1.A1" style:family="table-cell">
      <style:table-cell-properties fo:padding="0.051cm" fo:border="0.05pt solid #000000" style:writing-mode="page"/>
    </style:style>
    <style:style style:name="Table1.2" style:family="table-row">
      <style:table-row-properties style:min-row-height="0.861cm"/>
    </style:style>
    <style:style style:name="Table1.A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1.E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1.3" style:family="table-row">
      <style:table-row-properties style:min-row-height="0.318cm"/>
    </style:style>
    <style:style style:name="Table1.4" style:family="table-row">
      <style:table-row-properties style:min-row-height="1.016cm"/>
    </style:style>
    <style:style style:name="Table1.E4" style:family="table-cell">
      <style:table-cell-properties style:vertical-align="bottom" fo:padding="0.051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7.5pt" officeooo:paragraph-rsid="000dec69" style:font-size-asian="17.5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.5pt" officeooo:paragraph-rsid="000dec69" style:font-size-asian="13.5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6pt" fo:font-weight="bold" officeooo:rsid="004d101b" officeooo:paragraph-rsid="000dec69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4d101b" officeooo:paragraph-rsid="000dec69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style:font-name="Liberation Serif" fo:font-size="16pt" fo:font-weight="bold" officeooo:rsid="004d101b" officeooo:paragraph-rsid="000dec69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0pt" officeooo:paragraph-rsid="000dec69" style:font-size-asian="10pt" style:font-size-complex="10pt"/>
    </style:style>
    <style:style style:name="P7" style:family="paragraph" style:parent-style-name="Standard">
      <style:text-properties style:font-name="Liberation Serif" fo:font-size="10pt" officeooo:rsid="000fc8e9" officeooo:paragraph-rsid="0018df17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0pt" officeooo:rsid="001798a9" officeooo:paragraph-rsid="001798a9" style:font-size-asian="10pt" style:font-size-complex="10pt"/>
    </style:style>
    <style:style style:name="P9" style:family="paragraph" style:parent-style-name="Standard">
      <style:text-properties style:font-name="Liberation Serif" fo:font-size="10pt" officeooo:rsid="0013a89a" officeooo:paragraph-rsid="0018df17" style:font-size-asian="10pt" style:font-size-complex="10pt"/>
    </style:style>
    <style:style style:name="P10" style:family="paragraph" style:parent-style-name="Standard">
      <style:text-properties style:font-name="Liberation Serif" fo:font-size="10pt" officeooo:rsid="0019256a" officeooo:paragraph-rsid="0019256a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0pt" officeooo:rsid="0019256a" officeooo:paragraph-rsid="0019256a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0pt" officeooo:rsid="001597ff" officeooo:paragraph-rsid="0018df17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0pt" officeooo:paragraph-rsid="0018df17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0pt" fo:language="en" fo:country="GB" officeooo:paragraph-rsid="000dec69" style:font-size-asian="10pt" style:font-size-complex="10pt"/>
    </style:style>
    <style:style style:name="P15" style:family="paragraph" style:parent-style-name="Standard">
      <style:text-properties style:font-name="Liberation Serif" fo:font-size="10pt" fo:font-weight="bold" officeooo:paragraph-rsid="000dec69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Liberation Serif" fo:font-size="10pt" fo:font-weight="bold" officeooo:rsid="0088abda" officeooo:paragraph-rsid="000dec69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1597ff" officeooo:paragraph-rsid="0018df17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style:font-name="Liberation Serif" fo:font-size="10pt" fo:font-weight="normal" officeooo:rsid="000fc8e9" officeooo:paragraph-rsid="001e7b1d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Liberation Serif" officeooo:paragraph-rsid="0018df17"/>
    </style:style>
    <style:style style:name="P20" style:family="paragraph" style:parent-style-name="Table_20_Contents">
      <style:text-properties style:font-name="Liberation Serif" fo:font-size="12pt" officeooo:paragraph-rsid="0018df17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0pt" fo:font-weight="normal" officeooo:paragraph-rsid="000dec69" fo:background-color="transparent" style:font-name-asian="Times New Roman" style:font-size-asian="10pt" style:font-weight-asian="normal" style:font-name-complex="Times New Roman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0pt" fo:font-weight="normal" officeooo:rsid="000fc8e9" officeooo:paragraph-rsid="0018df17" fo:background-color="transparent" style:font-name-asian="Times New Roman" style:font-size-asian="10pt" style:font-weight-asian="normal" style:font-name-complex="Times New Roman" style:font-size-complex="10pt" style:font-weight-complex="normal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loext:opacity="0%" style:font-name="Liberation Serif" fo:font-size="10pt" fo:font-weight="bold" officeooo:rsid="0081f3dd" officeooo:paragraph-rsid="000dec69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0pt" fo:font-weight="bold" officeooo:rsid="0081f3dd" officeooo:paragraph-rsid="000dec69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0pt" fo:font-weight="bold" officeooo:rsid="002edff0" officeooo:paragraph-rsid="000dec69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0pt" fo:font-weight="bold" officeooo:rsid="002edff0" officeooo:paragraph-rsid="000dec69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0pt" fo:font-weight="bold" officeooo:rsid="001798a9" officeooo:paragraph-rsid="001798a9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erif" fo:font-size="16pt" fo:font-weight="bold" officeooo:rsid="004d101b" officeooo:paragraph-rsid="000dec69" style:font-size-asian="14pt" style:font-weight-asian="bold" style:font-size-complex="16pt" style:font-weight-complex="bold"/>
    </style:style>
    <style:style style:name="P29" style:family="paragraph" style:parent-style-name="Standard">
      <style:paragraph-properties style:line-height-at-least="0cm" fo:text-align="start" style:justify-single-word="false"/>
      <style:text-properties fo:color="#000000" loext:opacity="100%" style:font-name="Liberation Serif" fo:font-size="10pt" fo:language="en" fo:country="GB" fo:font-style="normal" fo:font-weight="normal" officeooo:rsid="00549dec" officeooo:paragraph-rsid="0018df17" style:font-size-asian="10pt" style:font-style-asian="normal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Liberation Serif" fo:font-size="10pt" fo:font-style="normal" fo:font-weight="normal" officeooo:rsid="004d101b" officeooo:paragraph-rsid="000dec69" style:font-size-asian="10pt" style:font-style-asian="normal" style:font-weight-asian="normal" style:font-size-complex="16pt" style:font-weight-complex="bold"/>
    </style:style>
    <style:style style:name="P31" style:family="paragraph" style:parent-style-name="Standard">
      <style:text-properties officeooo:paragraph-rsid="0018df17"/>
    </style:style>
    <style:style style:name="P32" style:family="paragraph">
      <style:paragraph-properties fo:text-align="start"/>
      <style:text-properties fo:color="#000000" style:font-name="Liberation Serif1" fo:font-size="10pt"/>
    </style:style>
    <style:style style:name="P33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34" style:family="paragraph">
      <loext:graphic-properties draw:fill="none" draw:fill-color="#ffffff"/>
      <style:paragraph-properties style:writing-mode="lr-tb"/>
      <style:text-properties style:font-name="Liberation Serif" fo:font-size="10pt" style:font-size-asian="10pt" style:font-size-complex="10pt"/>
    </style:style>
    <style:style style:name="T1" style:family="text">
      <style:text-properties officeooo:rsid="00675ab7"/>
    </style:style>
    <style:style style:name="T2" style:family="text">
      <style:text-properties officeooo:rsid="004d101b"/>
    </style:style>
    <style:style style:name="T3" style:family="text">
      <style:text-properties style:use-window-font-color="true" loext:opacity="0%" officeooo:rsid="002edff0" fo:background-color="transparent" loext:char-shading-value="0" style:font-name-asian="Times New Roman" style:font-name-complex="Times New Roman"/>
    </style:style>
    <style:style style:name="T4" style:family="text">
      <style:text-properties style:use-window-font-color="true" loext:opacity="0%" officeooo:rsid="0031673d" fo:background-color="transparent" loext:char-shading-value="0" style:font-name-asian="Times New Roman" style:font-name-complex="Times New Roman"/>
    </style:style>
    <style:style style:name="T5" style:family="text">
      <style:text-properties style:font-name="Liberation Serif" fo:font-size="10pt" style:font-size-asian="10pt" style:font-size-complex="10pt"/>
    </style:style>
    <style:style style:name="T6" style:family="text">
      <style:text-properties style:font-name="Liberation Serif" fo:font-size="14pt" fo:font-weight="bold" fo:background-color="transparent" style:font-size-asian="14pt" style:font-weight-asian="bold" style:font-size-complex="14pt" style:font-weight-complex="bold"/>
    </style:style>
    <style:style style:name="T7" style:family="text">
      <style:text-properties fo:color="#000000" loext:opacity="100%" style:font-name="Liberation Serif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8" style:family="text">
      <style:text-properties style:font-name="Liberation Serif" fo:font-size="12pt" style:font-size-asian="12pt" style:font-name-complex="Arial2" style:font-size-complex="12pt"/>
    </style:style>
    <style:style style:name="T9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Liberation Serif" fo:font-size="10pt" fo:font-weight="bold" fo:background-color="transparent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ackground-color="#ffffff"/>
    </style:style>
    <style:style style:name="gr3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freihändig" form:control-implementation="ooo:com.sun.star.form.component.CheckBox" xml:id="control1" form:id="control1" form:label="freihändig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eschränkt" form:control-implementation="ooo:com.sun.star.form.component.CheckBox" xml:id="control2" form:id="control2" form:label="beschränkt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3" form:id="control3" form:label="Zeitvertrag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artungsvertrag" form:control-implementation="ooo:com.sun.star.form.component.CheckBox" xml:id="control4" form:id="control4" form:label="Wartungsvertrag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öffentliche Ausschreibung" form:control-implementation="ooo:com.sun.star.form.component.CheckBox" xml:id="control5" form:id="control5" form:label="öffentliche Ausschreibung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n Firma gebunden" form:control-implementation="ooo:com.sun.star.form.component.CheckBox" xml:id="control6" form:id="control6" form:label="an Firma gebunden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Lieferung aus Ausschreibung" form:control-implementation="ooo:com.sun.star.form.component.CheckBox" xml:id="control7" form:id="control7" form:label="Lieferung aus Ausschreibung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ngebote lagen laut nachstehender Anzahl vor, der wirtschaftlichste Anbieter erhält den Zuschlag" form:control-implementation="ooo:com.sun.star.form.component.CheckBox" xml:id="control8" form:id="control8" form:label="Angebote lagen laut nachstehender Anzahl vor, der wirtschaftlichste Anbieter erhält den Zuschlag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Vergabevermerk</text:p>
      <text:p text:style-name="P3"><draw:frame text:anchor-type="char" draw:z-index="0" draw:name="Textrahmen 31" draw:style-name="gr3" draw:text-style-name="P34" svg:width="16.608cm" svg:height="0.623cm" svg:x="0.076cm" svg:y="0.52cm"><draw:text-box><text:p><text:span text:style-name="T5">Maßnahme: </text:span><text:span text:style-name="T5"><text:tab/></text:span><text:span text:style-name="T5"><text:tab/></text:span><text:span text:style-name="T10">{order_name}</text:span></text:p></draw:text-box></draw:frame></text:p>
      <text:p text:style-name="P3"><draw:frame text:anchor-type="char" draw:z-index="1" draw:name="Textrahmen 33" draw:style-name="gr3" draw:text-style-name="P34" svg:width="16.608cm" svg:height="0.623cm" svg:x="0.076cm" svg:y="0.564cm"><draw:text-box><text:p><text:span text:style-name="T5">Objekt:</text:span><text:span text:style-name="T5"><text:tab/></text:span><text:span text:style-name="T5"> </text:span><text:span text:style-name="T5"><text:tab/></text:span><text:span text:style-name="T5"><text:tab/></text:span><text:span text:style-name="T9">{entity_name}</text:span></text:p></draw:text-box></draw:frame></text:p>
      <text:p text:style-name="P4"><draw:frame text:anchor-type="char" draw:z-index="4" draw:name="Textrahmen 34" draw:style-name="gr5" draw:text-style-name="P34" svg:width="6.903cm" svg:height="0.814cm" svg:x="0.076cm" svg:y="0.672cm"><draw:text-box><text:p><text:span text:style-name="T5">KST:</text:span><text:span text:style-name="T5"><text:tab/></text:span><text:span text:style-name="T5"><text:tab/></text:span><text:span text:style-name="T5"><text:tab/></text:span><text:span text:style-name="T7">{num_order}</text:span></text:p></draw:text-box></draw:frame><draw:frame text:anchor-type="char" draw:z-index="5" draw:name="Textrahmen 35" draw:style-name="gr4" draw:text-style-name="P34" svg:width="9.87cm" svg:height="0.653cm" svg:x="7.077cm" svg:y="0.672cm"><draw:text-box><text:p><text:span text:style-name="T5">SK/Invest.-Nr:</text:span><text:span text:style-name="T5"><text:tab/></text:span><text:span text:style-name="T6">{budgettypes_name}</text:span></text:p></draw:text-box></draw:frame></text:p>
      <text:p text:style-name="P4"/>
      <text:p text:style-name="P4"><draw:frame text:anchor-type="char" draw:z-index="2" draw:name="Textrahmen 36" draw:style-name="gr6" draw:text-style-name="P34" svg:width="9.827cm" svg:height="2.135cm" svg:x="3.854cm" svg:y="0.272cm"><draw:text-box><text:p><text:span text:style-name="T8">{supplier_name}</text:span><text:span text:style-name="T8"><text:line-break/></text:span><text:span text:style-name="T8">{supplier_address}</text:span><text:span text:style-name="T8"><text:line-break/></text:span><text:span text:style-name="T8">{supplier_postcode} {supplier_town}</text:span><text:span text:style-name="T8"><text:line-break/></text:span><text:span text:style-name="T8">{supplier_country}</text:span></text:p></draw:text-box></draw:frame><draw:frame text:anchor-type="char" draw:z-index="3" draw:name="Textrahmen 37" draw:style-name="gr3" draw:text-style-name="P33" svg:width="2.925cm" svg:height="0.623cm" svg:x="0.076cm" svg:y="0.37cm"><draw:text-box><text:p><text:span text:style-name="T5">Auftragnehmer:</text:span></text:p></draw:text-box></draw:frame></text:p>
      <text:p text:style-name="P4"/>
      <text:p text:style-name="P4"/>
      <text:p text:style-name="P28"><draw:g text:anchor-type="char" draw:z-index="8" draw:name="DrawObject5" draw:style-name="gr1"><draw:control draw:name="Steuerelement 11_1" draw:style-name="gr2" draw:text-style-name="P32" svg:width="2.565cm" svg:height="0.408cm" svg:x="3.791cm" svg:y="0.912cm" draw:control="control1"/><draw:control draw:name="Steuerelement 12_1" draw:style-name="gr2" draw:text-style-name="P32" svg:width="2.565cm" svg:height="0.408cm" svg:x="3.791cm" svg:y="1.563cm" draw:control="control2"/><draw:control draw:name="Steuerelement 14_1" draw:style-name="gr2" draw:text-style-name="P32" svg:width="2.565cm" svg:height="0.408cm" svg:x="10.361cm" svg:y="0.984cm" draw:control="control3"/><draw:control draw:name="Steuerelement 15_1" draw:style-name="gr2" draw:text-style-name="P32" svg:width="4.77cm" svg:height="0.408cm" svg:x="10.358cm" svg:y="1.603cm" draw:control="control4"/><draw:control draw:name="Steuerelement 13_1" draw:style-name="gr2" draw:text-style-name="P32" svg:width="5.823cm" svg:height="0.408cm" svg:x="3.791cm" svg:y="2.186cm" draw:control="control5"/><draw:control draw:name="Steuerelement 16_1" draw:style-name="gr2" draw:text-style-name="P32" svg:width="5.823cm" svg:height="0.408cm" svg:x="10.356cm" svg:y="2.191cm" draw:control="control6"/></draw:g><draw:frame text:anchor-type="char" draw:z-index="6" draw:name="Textrahmen 38" draw:style-name="gr3" draw:text-style-name="P33" svg:width="1.68cm" svg:height="0.623cm" svg:x="-0.123cm" svg:y="0.919cm"><draw:text-box><text:p><text:span text:style-name="T5">Vergabe:</text:span></text:p></draw:text-box></draw:frame></text:p>
      <text:p text:style-name="P28"/>
      <text:p text:style-name="P28"/>
      <text:p text:style-name="P28"/>
      <text:p text:style-name="P30">Leistung:</text:p>
      <text:p text:style-name="P3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6">Beschreibung</text:p>
          </table:table-cell>
          <table:table-cell table:style-name="Table2.A1" office:value-type="string">
            <text:p text:style-name="P27">Typ</text:p>
          </table:table-cell>
          <table:table-cell table:style-name="Table2.A1" office:value-type="string">
            <text:p text:style-name="P25">Referenz</text:p>
          </table:table-cell>
          <table:table-cell table:style-name="Table2.A1" office:value-type="string">
            <text:p text:style-name="P15"><text:span text:style-name="T3">EP </text:span><text:span text:style-name="T4">Netto</text:span></text:p>
          </table:table-cell>
          <table:table-cell table:style-name="Table2.A1" office:value-type="string">
            <text:p text:style-name="P23">Menge</text:p>
          </table:table-cell>
          <table:table-cell table:style-name="Table2.F1" office:value-type="string">
            <text:p text:style-name="P16">GP Netto</text:p>
          </table:table-cell>
        </table:table-row>
        <table:table-row>
          <table:table-cell table:style-name="Table2.A2" office:value-type="string">
            <text:p text:style-name="P14">[!-- BEGIN row.articles --]{titleArticle}</text:p>
          </table:table-cell>
          <table:table-cell table:style-name="Table2.B2" office:value-type="string">
            <text:p text:style-name="P8">{typArticle}</text:p>
          </table:table-cell>
          <table:table-cell table:style-name="Table2.C2" office:value-type="string">
            <text:p text:style-name="P6">{refArticle}</text:p>
          </table:table-cell>
          <table:table-cell table:style-name="Table2.D2" office:value-type="string">
            <text:p text:style-name="P6">{HTPriceArticle}</text:p>
          </table:table-cell>
          <table:table-cell table:style-name="Table2.E2" office:value-type="string">
            <text:p text:style-name="P6">{nbA}</text:p>
          </table:table-cell>
          <table:table-cell table:style-name="Table2.F2" office:value-type="string">
            <text:p text:style-name="P6">{HTPriceTotalArticle}<text:line-break/>[!-- END row.articles --]</text:p>
          </table:table-cell>
        </table:table-row>
        <table:table-row table:style-name="Table2.3">
          <table:table-cell table:style-name="Table2.A2" office:value-type="string">
            <text:p text:style-name="P14"/>
          </table:table-cell>
          <table:table-cell table:style-name="Table2.B3" office:value-type="string">
            <text:p text:style-name="P6"/>
          </table:table-cell>
          <table:table-cell table:style-name="Table2.C3" office:value-type="string">
            <text:p text:style-name="P6"/>
          </table:table-cell>
          <table:table-cell table:style-name="Table2.D3" table:number-columns-spanned="2" office:value-type="string">
            <text:p text:style-name="P24">Gesamt Bruttopreis</text:p>
          </table:table-cell>
          <table:covered-table-cell/>
          <table:table-cell table:style-name="Table2.F3" office:value-type="string">
            <text:p text:style-name="P21">{totalttc}{title_money}</text:p>
          </table:table-cell>
        </table:table-row>
      </table:table>
      <text:p text:style-name="P19"/>
      <text:p text:style-name="P18">Begründung: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0"><draw:g text:anchor-type="char" draw:z-index="9" draw:name="DrawObject5_0" draw:style-name="gr1"><draw:control draw:name="Steuerelement 11_2" draw:style-name="gr2" draw:text-style-name="P32" svg:width="15.484cm" svg:height="0.408cm" svg:x="0.032cm" svg:y="0.383cm" draw:control="control7"/><draw:control draw:name="Steuerelement 14_2" draw:style-name="gr2" draw:text-style-name="P32" svg:width="15.484cm" svg:height="0.408cm" svg:x="0.032cm" svg:y="1.034cm" draw:control="control8"/></draw:g></text:p>
            <text:p text:style-name="P10"/>
            <text:p text:style-name="P10"/>
            <text:p text:style-name="P10"/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7">Angebote: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Auftragssumme:</text:p>
          </table:table-cell>
          <table:table-cell table:style-name="Table1.E2" office:value-type="string">
            <text:p text:style-name="P22">{totalttc}{title_money}</text:p>
          </table:table-cell>
        </table:table-row>
        <table:table-row table:style-name="Table1.3">
          <table:table-cell table:style-name="Table1.E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7">Datum:</text:p>
          </table:table-cell>
          <table:table-cell table:style-name="Table1.A2" office:value-type="string">
            <text:p text:style-name="P29">{date_order}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2">Unterschrift:</text:p>
          </table:table-cell>
          <table:table-cell table:style-name="Table1.E4" office:value-type="string">
            <text:p text:style-name="P13">……………………..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Lohit Devanagari3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3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7.5pt" officeooo:paragraph-rsid="000dec69" style:font-size-asian="17.5pt"/>
    </style:style>
    <style:style style:name="M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.5pt" officeooo:paragraph-rsid="000dec69" style:font-size-asian="13.5pt"/>
    </style:style>
    <style:style style:name="MT1" style:family="text">
      <style:text-properties officeooo:rsid="00675ab7"/>
    </style:style>
    <style:style style:name="MT2" style:family="text">
      <style:text-properties officeooo:rsid="004d101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Landeshauptstadt Magdeburg<draw:frame draw:style-name="Mfr1" draw:name="Bild1" text:anchor-type="char" svg:x="12.256cm" svg:y="-1.579cm" svg:width="2.725cm" svg:height="3.071cm" draw:z-index="7"><draw:image xlink:href="Pictures/10000000000001520000017DF633136E3023F384.png" xlink:type="simple" xlink:show="embed" xlink:actuate="onLoad" draw:mime-type="image/png"/></draw:frame></text:p>
        <text:p text:style-name="MP2"><text:s text:c="13"/><text:tab/>D<text:span text:style-name="MT1">ie</text:span> Oberbürgermeiste<text:span text:style-name="MT2">r</text:span><text:span text:style-name="MT1">in</text:span><text:span text:style-name="MT2"> 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16:48:29.709785904</meta:creation-date>
    <dc:date>2022-11-09T10:54:20.169000000</dc:date>
    <meta:editing-duration>PT54M47S</meta:editing-duration>
    <meta:editing-cycles>31</meta:editing-cycles>
    <meta:generator>LibreOffice/7.3.6.2$Windows_X86_64 LibreOffice_project/c28ca90fd6e1a19e189fc16c05f8f8924961e12e</meta:generator>
    <meta:document-statistic meta:table-count="2" meta:image-count="1" meta:object-count="0" meta:page-count="1" meta:paragraph-count="26" meta:word-count="40" meta:character-count="404" meta:non-whitespace-character-count="376"/>
  </office:meta>
</office:document-meta>
</file>